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F stats" table:style-name="ta1">
        <table:shapes>
          <draw:frame draw:z-index="0" draw:style-name="gr1" draw:text-style-name="P1" svg:width="15.999cm" svg:height="8.999cm" svg:x="11.631cm" svg:y="9.678cm">
            <draw:object draw:notify-on-update-of-ranges="'MF stats'.A26:'MF stats'.A26 'MF stats'.A27:'MF stats'.A38 'MF stats'.B26:'MF stats'.B26 'MF stats'.B27:'MF stats'.B38 'MF stats'.C26:'MF stats'.C26 'MF stats'.C27:'MF stats'.C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f_net_flg</text:p>
          </table:table-cell>
          <table:table-cell office:value-type="string" calcext:value-type="string">
            <text:p>transactions_cou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76" calcext:value-type="float">
            <text:p>41776</text:p>
          </table:table-cell>
          <table:table-cell table:style-name="ce1" table:formula="of:=[.B2]/[.B$5]" office:value-type="percentage" office:value="0.123657998727189" calcext:value-type="percentage">
            <text:p>12.3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77280" calcext:value-type="float">
            <text:p>177280</text:p>
          </table:table-cell>
          <table:table-cell table:style-name="ce1" table:formula="of:=[.B3]/[.B$5]" office:value-type="percentage" office:value="0.524753207926947" calcext:value-type="percentage">
            <text:p>52.4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8779" calcext:value-type="float">
            <text:p>118779</text:p>
          </table:table-cell>
          <table:table-cell table:style-name="ce1" table:formula="of:=[.B4]/[.B$5]" office:value-type="percentage" office:value="0.351588793345864" calcext:value-type="percentage">
            <text:p>35.16%</text:p>
          </table:table-cell>
          <table:table-cell table:number-columns-repeated="6"/>
        </table:table-row>
        <table:table-row table:style-name="ro2">
          <table:table-cell/>
          <table:table-cell table:formula="of:=SUM([.B2:.B4])" office:value-type="float" office:value="337835" calcext:value-type="float">
            <text:p>337835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 calcext:value-type="string">
            <text:p>mf_pur_typ</text:p>
          </table:table-cell>
          <table:table-cell office:value-type="string" calcext:value-type="string">
            <text:p>transactions_count</text:p>
          </table:table-cell>
          <table:table-cell/>
          <table:table-cell office:value-type="string" calcext:value-type="string">
            <text:p>uniqueus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purchase</text:p>
          </table:table-cell>
          <table:table-cell office:value-type="float" office:value="1498" calcext:value-type="float">
            <text:p>1498</text:p>
          </table:table-cell>
          <table:table-cell table:style-name="ce1" table:formula="of:=[.B10]/[.B$22]" office:value-type="percentage" office:value="0.00443411724658487" calcext:value-type="percentage">
            <text:p>0.44%</text:p>
          </table:table-cell>
          <table:table-cell office:value-type="float" office:value="331" calcext:value-type="float">
            <text:p>331</text:p>
          </table:table-cell>
          <table:table-cell table:style-name="ce1" table:formula="of:=[.D10]/[.D$22]" office:value-type="percentage" office:value="0.0139391897582751" calcext:value-type="percentage">
            <text:p>1.3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nd reinvested</text:p>
          </table:table-cell>
          <table:table-cell office:value-type="float" office:value="8853" calcext:value-type="float">
            <text:p>8853</text:p>
          </table:table-cell>
          <table:table-cell table:style-name="ce1" table:formula="of:=[.B11]/[.B$22]" office:value-type="percentage" office:value="0.026205100122841" calcext:value-type="percentage">
            <text:p>2.62%</text:p>
          </table:table-cell>
          <table:table-cell office:value-type="float" office:value="1792" calcext:value-type="float">
            <text:p>1792</text:p>
          </table:table-cell>
          <table:table-cell table:style-name="ce1" table:formula="of:=[.D11]/[.D$22]" office:value-type="percentage" office:value="0.0754653415312053" calcext:value-type="percentage">
            <text:p>7.55%</text:p>
          </table:table-cell>
          <table:table-cell table:number-columns-repeated="2"/>
          <table:table-cell office:value-type="string" calcext:value-type="string">
            <text:p>users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new purchase</text:p>
          </table:table-cell>
          <table:table-cell office:value-type="float" office:value="3800" calcext:value-type="float">
            <text:p>3800</text:p>
          </table:table-cell>
          <table:table-cell table:style-name="ce1" table:formula="of:=[.B12]/[.B$22]" office:value-type="percentage" office:value="0.0112480944839937" calcext:value-type="percentage">
            <text:p>1.12%</text:p>
          </table:table-cell>
          <table:table-cell office:value-type="float" office:value="140" calcext:value-type="float">
            <text:p>140</text:p>
          </table:table-cell>
          <table:table-cell table:style-name="ce1" table:formula="of:=[.D12]/[.D$22]" office:value-type="percentage" office:value="0.00589572980712541" calcext:value-type="percentage">
            <text:p>0.59%</text:p>
          </table:table-cell>
          <table:table-cell/>
          <table:table-cell office:value-type="string" calcext:value-type="string">
            <text:p>SIP</text:p>
          </table:table-cell>
          <table:table-cell table:style-name="ce3" table:formula="of:=[.E15]+[.E19]+[.E20]" office:value-type="percentage" office:value="0.257390718436789" calcext:value-type="percentage">
            <text:p>25.74%</text:p>
          </table:table-cell>
          <table:table-cell table:style-name="ce3" table:formula="of:=[.C15]+[.C18]+[.C19]+[.C20]" office:value-type="percentage" office:value="0.169816626459662" calcext:value-type="percentage">
            <text:p>16.98%</text:p>
          </table:table-cell>
        </table:table-row>
        <table:table-row table:style-name="ro1">
          <table:table-cell office:value-type="string" calcext:value-type="string">
            <text:p>new_purchase</text:p>
          </table:table-cell>
          <table:table-cell office:value-type="float" office:value="253" calcext:value-type="float">
            <text:p>253</text:p>
          </table:table-cell>
          <table:table-cell table:style-name="ce1" table:formula="of:=[.B13]/[.B$22]" office:value-type="percentage" office:value="0.000748886290644841" calcext:value-type="percentage">
            <text:p>0.07%</text:p>
          </table:table-cell>
          <table:table-cell office:value-type="float" office:value="1989" calcext:value-type="float">
            <text:p>1989</text:p>
          </table:table-cell>
          <table:table-cell table:style-name="ce1" table:formula="of:=[.D13]/[.D$22]" office:value-type="percentage" office:value="0.083761475616946" calcext:value-type="percentage">
            <text:p>8.38%</text:p>
          </table:table-cell>
          <table:table-cell/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chase</text:p>
          </table:table-cell>
          <table:table-cell office:value-type="float" office:value="264997" calcext:value-type="float">
            <text:p>264997</text:p>
          </table:table-cell>
          <table:table-cell table:style-name="ce2" table:formula="of:=[.B14]/[.B$22]" office:value-type="percentage" office:value="0.784397708940755" calcext:value-type="percentage">
            <text:p>78.44%</text:p>
          </table:table-cell>
          <table:table-cell office:value-type="float" office:value="13012" calcext:value-type="float">
            <text:p>13012</text:p>
          </table:table-cell>
          <table:table-cell table:style-name="ce2" table:formula="of:=[.D14]/[.D$22]" office:value-type="percentage" office:value="0.547965973216542" calcext:value-type="percentage">
            <text:p>54.80%</text:p>
          </table:table-cell>
          <table:table-cell/>
          <table:table-cell office:value-type="string" calcext:value-type="string">
            <text:p>New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</text:p>
          </table:table-cell>
          <table:table-cell office:value-type="float" office:value="4118" calcext:value-type="float">
            <text:p>4118</text:p>
          </table:table-cell>
          <table:table-cell table:style-name="ce2" table:formula="of:=[.B15]/[.B$22]" office:value-type="percentage" office:value="0.0121893823908121" calcext:value-type="percentage">
            <text:p>1.22%</text:p>
          </table:table-cell>
          <table:table-cell office:value-type="float" office:value="2130" calcext:value-type="float">
            <text:p>2130</text:p>
          </table:table-cell>
          <table:table-cell table:style-name="ce2" table:formula="of:=[.D15]/[.D$22]" office:value-type="percentage" office:value="0.0896993177798366" calcext:value-type="percentage">
            <text:p>8.9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style-name="ce1" table:formula="of:=[.B16]/[.B$22]" office:value-type="percentage" office:value="0.0000118400994568354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table:style-name="ce1" table:formula="of:=[.D16]/[.D$22]" office:value-type="percentage" office:value="0.000168449423060726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in</text:p>
          </table:table-cell>
          <table:table-cell office:value-type="float" office:value="1025" calcext:value-type="float">
            <text:p>1025</text:p>
          </table:table-cell>
          <table:table-cell table:style-name="ce1" table:formula="of:=[.B17]/[.B$22]" office:value-type="percentage" office:value="0.00303402548581408" calcext:value-type="percentage">
            <text:p>0.30%</text:p>
          </table:table-cell>
          <table:table-cell office:value-type="float" office:value="328" calcext:value-type="float">
            <text:p>328</text:p>
          </table:table-cell>
          <table:table-cell table:style-name="ce1" table:formula="of:=[.D17]/[.D$22]" office:value-type="percentage" office:value="0.0138128526909795" calcext:value-type="percentage">
            <text:p>1.3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transfer plan - in</text:p>
          </table:table-cell>
          <table:table-cell office:value-type="float" office:value="100" calcext:value-type="float">
            <text:p>100</text:p>
          </table:table-cell>
          <table:table-cell table:style-name="ce1" table:formula="of:=[.B18]/[.B$22]" office:value-type="percentage" office:value="0.000296002486420886" calcext:value-type="percentage">
            <text:p>0.03%</text:p>
          </table:table-cell>
          <table:table-cell office:value-type="float" office:value="13" calcext:value-type="float">
            <text:p>13</text:p>
          </table:table-cell>
          <table:table-cell table:style-name="ce1" table:formula="of:=[.D18]/[.D$22]" office:value-type="percentage" office:value="0.00054746062494736" calcext:value-type="percentage">
            <text:p>0.0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atic investmen</text:p>
          </table:table-cell>
          <table:table-cell office:value-type="float" office:value="3899" calcext:value-type="float">
            <text:p>3899</text:p>
          </table:table-cell>
          <table:table-cell table:style-name="ce2" table:formula="of:=[.B19]/[.B$22]" office:value-type="percentage" office:value="0.0115411369455503" calcext:value-type="percentage">
            <text:p>1.15%</text:p>
          </table:table-cell>
          <table:table-cell office:value-type="float" office:value="559" calcext:value-type="float">
            <text:p>559</text:p>
          </table:table-cell>
          <table:table-cell table:style-name="ce2" table:formula="of:=[.D19]/[.D$22]" office:value-type="percentage" office:value="0.0235408068727365" calcext:value-type="percentage">
            <text:p>2.3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atic investment plan</text:p>
          </table:table-cell>
          <table:table-cell office:value-type="float" office:value="49253" calcext:value-type="float">
            <text:p>49253</text:p>
          </table:table-cell>
          <table:table-cell table:style-name="ce2" table:formula="of:=[.B20]/[.B$22]" office:value-type="percentage" office:value="0.145790104636879" calcext:value-type="percentage">
            <text:p>14.58%</text:p>
          </table:table-cell>
          <table:table-cell office:value-type="float" office:value="3423" calcext:value-type="float">
            <text:p>3423</text:p>
          </table:table-cell>
          <table:table-cell table:style-name="ce2" table:formula="of:=[.D20]/[.D$22]" office:value-type="percentage" office:value="0.144150593784216" calcext:value-type="percentage">
            <text:p>14.4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er in</text:p>
          </table:table-cell>
          <table:table-cell office:value-type="float" office:value="35" calcext:value-type="float">
            <text:p>35</text:p>
          </table:table-cell>
          <table:table-cell table:style-name="ce1" table:formula="of:=[.B21]/[.B$22]" office:value-type="percentage" office:value="0.00010360087024731" calcext:value-type="percentage">
            <text:p>0.01%</text:p>
          </table:table-cell>
          <table:table-cell office:value-type="float" office:value="25" calcext:value-type="float">
            <text:p>25</text:p>
          </table:table-cell>
          <table:table-cell table:style-name="ce1" table:formula="of:=[.D21]/[.D$22]" office:value-type="percentage" office:value="0.00105280889412954" calcext:value-type="percentage">
            <text:p>0.11%</text:p>
          </table:table-cell>
          <table:table-cell table:number-columns-repeated="4"/>
        </table:table-row>
        <table:table-row table:style-name="ro1">
          <table:table-cell/>
          <table:table-cell table:formula="of:=SUM([.B10:.B21])" office:value-type="float" office:value="337835" calcext:value-type="float">
            <text:p>337835</text:p>
          </table:table-cell>
          <table:table-cell/>
          <table:table-cell table:formula="of:=SUM([.D10:.D21])" office:value-type="float" office:value="23746" calcext:value-type="float">
            <text:p>23746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transactions_count</text:p>
          </table:table-cell>
          <table:table-cell office:value-type="string" calcext:value-type="string">
            <text:p>uniqueuser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75" calcext:value-type="float">
            <text:p>23075</text:p>
          </table:table-cell>
          <table:table-cell office:value-type="float" office:value="9128" calcext:value-type="float">
            <text:p>91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28" calcext:value-type="float">
            <text:p>22428</text:p>
          </table:table-cell>
          <table:table-cell office:value-type="float" office:value="8924" calcext:value-type="float">
            <text:p>89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97" calcext:value-type="float">
            <text:p>24397</text:p>
          </table:table-cell>
          <table:table-cell office:value-type="float" office:value="9273" calcext:value-type="float">
            <text:p>927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56" calcext:value-type="float">
            <text:p>22556</text:p>
          </table:table-cell>
          <table:table-cell office:value-type="float" office:value="8493" calcext:value-type="float">
            <text:p>849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45" calcext:value-type="float">
            <text:p>22445</text:p>
          </table:table-cell>
          <table:table-cell office:value-type="float" office:value="8423" calcext:value-type="float">
            <text:p>84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346" calcext:value-type="float">
            <text:p>27346</text:p>
          </table:table-cell>
          <table:table-cell office:value-type="float" office:value="9093" calcext:value-type="float">
            <text:p>909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798" calcext:value-type="float">
            <text:p>26798</text:p>
          </table:table-cell>
          <table:table-cell office:value-type="float" office:value="8881" calcext:value-type="float">
            <text:p>888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01" calcext:value-type="float">
            <text:p>29401</text:p>
          </table:table-cell>
          <table:table-cell office:value-type="float" office:value="9582" calcext:value-type="float">
            <text:p>958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34" calcext:value-type="float">
            <text:p>33834</text:p>
          </table:table-cell>
          <table:table-cell office:value-type="float" office:value="11764" calcext:value-type="float">
            <text:p>1176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41" calcext:value-type="float">
            <text:p>33141</text:p>
          </table:table-cell>
          <table:table-cell office:value-type="float" office:value="11613" calcext:value-type="float">
            <text:p>1161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455" calcext:value-type="float">
            <text:p>35455</text:p>
          </table:table-cell>
          <table:table-cell office:value-type="float" office:value="11916" calcext:value-type="float">
            <text:p>119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959" calcext:value-type="float">
            <text:p>36959</text:p>
          </table:table-cell>
          <table:table-cell office:value-type="float" office:value="12374" calcext:value-type="float">
            <text:p>12374</text:p>
          </table:table-cell>
          <table:table-cell table:number-columns-repeated="6"/>
        </table:table-row>
        <table:table-row table:style-name="ro2">
          <table:table-cell/>
          <table:table-cell table:formula="of:=AVERAGE([.B27:.B38])" office:value-type="float" office:value="28152.9166666667" calcext:value-type="float">
            <text:p>28152.9166666667</text:p>
          </table:table-cell>
          <table:table-cell table:number-columns-repeated="7"/>
        </table:table-row>
        <table:table-row table:style-name="ro2" table:number-rows-repeated="7">
          <table:table-cell table:number-columns-repeated="9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uniqueuser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7" calcext:value-type="float">
            <text:p>283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9" calcext:value-type="float">
            <text:p>271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46" calcext:value-type="float">
            <text:p>30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2" calcext:value-type="float">
            <text:p>142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16" calcext:value-type="float">
            <text:p>461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7" calcext:value-type="float">
            <text:p>290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34" calcext:value-type="float">
            <text:p>563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9" calcext:value-type="float">
            <text:p>312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9" calcext:value-type="float">
            <text:p>226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33" calcext:value-type="float">
            <text:p>553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06" calcext:value-type="float">
            <text:p>370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66" calcext:value-type="float">
            <text:p>346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2" calcext:value-type="float">
            <text:p>134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03" calcext:value-type="float">
            <text:p>310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4" calcext:value-type="float">
            <text:p>278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39" calcext:value-type="float">
            <text:p>253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52" calcext:value-type="float">
            <text:p>225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1" calcext:value-type="float">
            <text:p>8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46" calcext:value-type="float">
            <text:p>204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6" calcext:value-type="float">
            <text:p>179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26" calcext:value-type="float">
            <text:p>182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2" calcext:value-type="float">
            <text:p>218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6" calcext:value-type="float">
            <text:p>205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5" calcext:value-type="float">
            <text:p>204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1" calcext:value-type="float">
            <text:p>137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8" calcext:value-type="float">
            <text:p>118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MF stats'.A26:'MF stats'.B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13:23:47.240552005</dc:date>
    <meta:generator>LibreOffice/4.1.3.2$Linux_X86_64 LibreOffice_project/410m0$Build-2</meta:generator>
    <meta:editing-duration>PT11M23S</meta:editing-duration>
    <meta:editing-cycles>9</meta:editing-cycles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35cm" svg:y="3.952cm" style:legend-expansion="high" chart:style-name="ch2"/>
        <chart:plot-area chart:style-name="ch3" table:cell-range-address="'MF stats'.A26:'MF stats'.C38" chart:data-source-has-labels="both" svg:x="0.77cm" svg:y="0.855cm" svg:width="10.925cm" svg:height="7.545cm">
          <chartooo:coordinate-region svg:x="1.947cm" svg:y="1.054cm" svg:width="9.748cm" svg:height="6.699cm"/>
          <chart:axis chart:dimension="x" chart:name="primary-x" chart:style-name="ch4" chartooo:axis-type="auto">
            <chartooo:date-scale/>
            <chart:categories table:cell-range-address="'MF stats'.A27:'MF stats'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stats'.B27:'MF stats'.B38" chart:label-cell-address="'MF stats'.B26:'MF stats'.B26" chart:class="chart:bar">
            <chart:data-point chart:repeated="12"/>
          </chart:series>
          <chart:series chart:style-name="ch8" chart:values-cell-range-address="'MF stats'.C27:'MF stats'.C38" chart:label-cell-address="'MF stats'.C26:'MF stats'.C2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_count</text:p>
                <draw:g>
                  <svg:desc>'MF stats'.B26:'MF stats'.B26</svg:desc>
                </draw:g>
              </table:table-cell>
              <table:table-cell office:value-type="string">
                <text:p>uniqueusers</text:p>
                <draw:g>
                  <svg:desc>'MF stats'.C26:'MF stats'.C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F stats'.A27:'MF stats'.A38</svg:desc>
                </draw:g>
              </table:table-cell>
              <table:table-cell office:value-type="float" office:value="23075">
                <text:p>23075</text:p>
                <draw:g>
                  <svg:desc>'MF stats'.B27:'MF stats'.B38</svg:desc>
                </draw:g>
              </table:table-cell>
              <table:table-cell office:value-type="float" office:value="9128">
                <text:p>9128</text:p>
                <draw:g>
                  <svg:desc>'MF stats'.C27:'MF stats'.C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428">
                <text:p>22428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397">
                <text:p>24397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556">
                <text:p>22556</text:p>
              </table:table-cell>
              <table:table-cell office:value-type="float" office:value="8493">
                <text:p>84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445">
                <text:p>22445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346">
                <text:p>27346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798">
                <text:p>26798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401">
                <text:p>29401</text:p>
              </table:table-cell>
              <table:table-cell office:value-type="float" office:value="9582">
                <text:p>95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834">
                <text:p>33834</text:p>
              </table:table-cell>
              <table:table-cell office:value-type="float" office:value="11764">
                <text:p>117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141">
                <text:p>33141</text:p>
              </table:table-cell>
              <table:table-cell office:value-type="float" office:value="11613">
                <text:p>116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5455">
                <text:p>35455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959">
                <text:p>36959</text:p>
              </table:table-cell>
              <table:table-cell office:value-type="float" office:value="12374">
                <text:p>12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